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4_l_paw_romskich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rawdozć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pizto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ćě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h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dźem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konje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udźiš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łać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a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a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taw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kerj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konj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šizpi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ztroró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žadanj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chz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jewobrězk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jewobrěz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zra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źerž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yd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tworje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hrěši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činje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asłužb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ědomn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zpi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přeto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ztrorb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ztro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słušnozć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činj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taw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ł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ćeŕpliw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šćěpje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zwole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zwol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mrje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ěz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łuž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lubje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t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osłam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słušn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łn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hórš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wěr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prawdo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jě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čiz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dźij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udr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je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šezćijanzk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asno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rjeń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wali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wali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a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pošto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rě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rěch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ně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rbo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rich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r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erž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uchom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broćiw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lowječ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inje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ěl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ró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ži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ó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ližš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jeŕ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ó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jedn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onj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činje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ćeŕpliw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ćeŕpli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torč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p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wi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wi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šćěp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hubj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dźerž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dźě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šě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kaz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emrj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lijow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kšew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ěz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až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yš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t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i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omni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ab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ab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ab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ab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jeknje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e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rodź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rodź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ro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powjed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chodn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ztupj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pušć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iw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taj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žad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oł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oła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oł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rn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lěpš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ob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d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d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łono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j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nu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ka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njewěs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awd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awd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udr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yrb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tčiš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š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omin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ud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zniš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ł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-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ž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ži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ž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čom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im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wa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ryztusow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ryztus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enchrej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š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ch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zpan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n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łoz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eb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akow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om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om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łžni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r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w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im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zć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l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aka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jesbóž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jesbóž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š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haj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tab/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i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l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ł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g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nkom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nk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orićel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jer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jerdź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jer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jerdn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r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p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š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ušć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uš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o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i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ł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ě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ěš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hn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utskom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utskom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uts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os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os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boći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e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w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dn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o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ż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t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ib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ib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rje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hli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a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ych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ych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o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l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eny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ygl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up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u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yk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łu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šćě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č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ć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w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jelč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jelč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le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ł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adźe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anib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anib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ě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m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o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wobo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wje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ub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achn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an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rj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ł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ł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n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obro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ě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dźě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dźě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łab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ł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ta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hrob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hrob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žran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now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łó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m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dom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rn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ifo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if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k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othe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rz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b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r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r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r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ob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af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af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e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chy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wob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m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łu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łu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zthe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zipa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ujat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uherb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s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y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lach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ó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ji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bał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ho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ěp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sl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slep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opaš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ff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jež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u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a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měš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op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ně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m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z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minizc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bek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źi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az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dźen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ót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ł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rě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e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bro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šetož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ras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šć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e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zta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ćeh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inaro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iči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eči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r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rbó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ć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ći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noz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w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ab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kłuš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b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ak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tep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ob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ob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in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ća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i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olo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a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rzi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ro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šo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lym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š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jednoć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o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z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mó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mó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mo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hani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chod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cho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slě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rjekn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č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ěz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noj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noj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om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twa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trjeb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ěr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war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aŕ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i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ě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yš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u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u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zom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jek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puš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ćiw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ž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š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š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kut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jepła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i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o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jes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ys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ud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u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z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ł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nje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w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ě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n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gric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zta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z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pyt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konj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c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jeb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tč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tči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r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u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or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zi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i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ub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ub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ěp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rom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p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ŕ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t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ń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št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y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ó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-łamaŕ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z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lubos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š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h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s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ža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hod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r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w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jrosl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i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n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kóž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vrinth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maj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a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syd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th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ćwžiw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j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čom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čom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č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ob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ibj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a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n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l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lyr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šćeŕ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dno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y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rb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e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nč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w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ad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łk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g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i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me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l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ło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z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mor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j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o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legon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š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š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z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z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pangel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angeli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en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ni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az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at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žw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ěr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ž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očak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óž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dokel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ćiw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ćiw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p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oh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ń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n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ź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żez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i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z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z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s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ł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s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chšta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chšta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chšta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uc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t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l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ž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njamin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al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inkr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a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iztobul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el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dro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pli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wi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sb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sb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1T14:55:56.208507143</dc:date>
    <meta:editing-duration>PT1M6S</meta:editing-duration>
    <meta:editing-cycles>1</meta:editing-cycles>
    <meta:document-statistic meta:table-count="1" meta:cell-count="2897" meta:object-count="0"/>
  </office:meta>
</office:document-meta>
</file>